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3cdd" officeooo:paragraph-rsid="00003cd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03cdd" officeooo:paragraph-rsid="00003cdd" style:font-weight-asian="normal" style:font-weight-complex="normal"/>
    </style:style>
    <style:style style:name="P3" style:family="paragraph" style:parent-style-name="Standard">
      <style:text-properties officeooo:rsid="00003cdd" officeooo:paragraph-rsid="00003cdd"/>
    </style:style>
    <style:style style:name="T1" style:family="text">
      <style:text-properties officeooo:rsid="00003cdd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000000" style:font-name="Consolas" fo:font-size="9.5pt" officeooo:rsid="00003cdd" style:font-size-asian="9.5pt" fo:background-color="#ffffff"/>
    </style:style>
    <style:style style:name="T4" style:family="text">
      <style:text-properties fo:color="#808080" style:font-name="Consolas" fo:font-size="9.5pt" style:font-size-asian="9.5pt" fo:background-color="#ffffff"/>
    </style:style>
    <style:style style:name="T5" style:family="text">
      <style:text-properties fo:color="#ff00ff" style:font-name="Consolas" fo:font-size="9.5pt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E :</text:p>
      <text:p text:style-name="P2">Afin de filtrer des recherches, on va modifier appeler une requête SQL avec des paramètres d’entrées de types différents (String, booléen, etc.)</text:p>
      <text:p text:style-name="P2"/>
      <text:p text:style-name="P2">Exemple : </text:p>
      <text:p text:style-name="P2">Choix d’une seule catégorie ou plusieurs :</text:p>
      <text:p text:style-name="P2"><text:span text:style-name="T2">c</text:span><text:span text:style-name="T4">.</text:span><text:span text:style-name="T2">no_categorie </text:span><text:span text:style-name="T4">=</text:span><text:span text:style-name="T2"> ? </text:span><text:span text:style-name="T4">or</text:span><text:span text:style-name="T2"> </text:span><text:span text:style-name="T4">-</text:span><text:span text:style-name="T2">1</text:span><text:span text:style-name="T4">=</text:span><text:span text:style-name="T2">?</text:span></text:p>
      <text:p text:style-name="Standard"><text:s/><text:span text:style-name="T1">On utilise la même donnée dans les 2 “?”.</text:span></text:p>
      <text:p text:style-name="P3">Si ? = -1, alors on passera la vérification de la sélection (0 + 1 = 1)</text:p>
      <text:p text:style-name="P3"/>
      <text:p text:style-name="P3">Choix de plusieurs options :</text:p>
      <text:p text:style-name="P3"><text:span text:style-name="T2">a</text:span><text:span text:style-name="T4">.</text:span><text:span text:style-name="T2">no_utilisateur </text:span><text:span text:style-name="T4">=</text:span><text:span text:style-name="T2"> 15 </text:span><text:span text:style-name="T4">AND</text:span><text:span text:style-name="T2"> </text:span><text:span text:style-name="T5">GETDATE</text:span><text:span text:style-name="T4">()</text:span><text:span text:style-name="T2"> </text:span><text:span text:style-name="T4">&lt;</text:span><text:span text:style-name="T2"> a</text:span><text:span text:style-name="T4">.</text:span><text:span text:style-name="T2">date_fin_encheres </text:span><text:span text:style-name="T4">AND</text:span><text:span text:style-name="T2"> </text:span><text:span text:style-name="T5">GETDATE</text:span><text:span text:style-name="T4">()</text:span><text:span text:style-name="T2"> </text:span><text:span text:style-name="T4">&gt;</text:span><text:span text:style-name="T2"> a</text:span><text:span text:style-name="T4">.</text:span><text:span text:style-name="T2">date_debut_encheres </text:span><text:span text:style-name="T4">AND</text:span><text:span text:style-name="T2"> ? </text:span><text:span text:style-name="T4">=</text:span><text:span text:style-name="T2"> 1</text:span></text:p>
      <text:p text:style-name="P3">On peut choisir des options séparées par des OR, elles seront activées si le booléen est égal à true (1 en SQL Server) → 1 . 0 = 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12-16T09:46:48.701000000</dc:date>
    <meta:editing-duration>PT10M15S</meta:editing-duration>
    <meta:editing-cycles>2</meta:editing-cycles>
    <meta:document-statistic meta:table-count="0" meta:image-count="0" meta:object-count="0" meta:page-count="1" meta:paragraph-count="10" meta:word-count="113" meta:character-count="608" meta:non-whitespace-character-count="503"/>
  </office:meta>
</office:document-meta>
</file>